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horndale" svg:font-family="Thorndale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lbany" svg:font-family="Albany" style:font-family-generic="swiss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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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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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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bottom="0in"/>
    </style:style>
    <style:style style:name="P2" style:parent-style-name="Textbody" style:family="paragraph">
      <style:paragraph-properties fo:margin-bottom="0in"/>
    </style:style>
    <style:style style:name="TableColumn4" style:family="table-column">
      <style:table-column-properties style:column-width="0.9437in" style:use-optimal-column-width="false"/>
    </style:style>
    <style:style style:name="TableColumn5" style:family="table-column">
      <style:table-column-properties style:column-width="5.7493in" style:use-optimal-column-width="false"/>
    </style:style>
    <style:style style:name="Table3" style:family="table">
      <style:table-properties style:width="6.693in" style:rel-width="100%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background-color="#BBBBBB" style:writing-mode="lr-tb" style:vertical-align="middle" fo:padding-top="0.0208in" fo:padding-left="0.0208in" fo:padding-bottom="0.0208in" fo:padding-right="0.0208in"/>
    </style:style>
    <style:style style:name="P8" style:parent-style-name="TableContents" style:family="paragraph">
      <style:paragraph-properties fo:text-align="center"/>
    </style:style>
    <style:style style:name="T9" style:parent-style-name="Bekezdésalapbetűtípusa" style:family="text">
      <style:text-properties fo:font-weight="bold" style:font-weight-asian="bold" fo:color="#FFFFFF"/>
    </style:style>
    <style:style style:name="TableCell10" style:family="table-cell">
      <style:table-cell-properties fo:border="none" style:writing-mode="lr-tb" style:vertical-align="middle" fo:padding-top="0.0208in" fo:padding-left="0.0208in" fo:padding-bottom="0.0208in" fo:padding-right="0.0208in"/>
    </style:style>
    <style:style style:name="P11" style:parent-style-name="Normál" style:family="paragraph">
      <style:text-properties text:display="none"/>
    </style:style>
    <style:style style:name="TableColumn13" style:family="table-column">
      <style:table-column-properties style:column-width="6.6888in" style:use-optimal-column-width="false"/>
    </style:style>
    <style:style style:name="Table12" style:family="table">
      <style:table-properties style:width="6.6888in" style:rel-width="100%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34in solid #CCCCCC" style:writing-mode="lr-tb" style:vertical-align="middle" fo:padding-top="0.0208in" fo:padding-left="0.0208in" fo:padding-bottom="0.0208in" fo:padding-right="0.0208in"/>
    </style:style>
    <style:style style:name="P16" style:parent-style-name="Textbody" style:family="paragraph">
      <style:paragraph-properties fo:margin-bottom="0in"/>
    </style:style>
    <style:style style:name="TableColumn18" style:family="table-column">
      <style:table-column-properties style:column-width="0.8958in" style:use-optimal-column-width="false"/>
    </style:style>
    <style:style style:name="TableColumn19" style:family="table-column">
      <style:table-column-properties style:column-width="5.7972in" style:use-optimal-column-width="false"/>
    </style:style>
    <style:style style:name="Table17" style:family="table">
      <style:table-properties style:width="6.693in" style:rel-width="100%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fo:background-color="#BBBBBB" style:writing-mode="lr-tb" style:vertical-align="middle" fo:padding-top="0.0208in" fo:padding-left="0.0208in" fo:padding-bottom="0.0208in" fo:padding-right="0.0208in"/>
    </style:style>
    <style:style style:name="P22" style:parent-style-name="TableContents" style:family="paragraph">
      <style:paragraph-properties fo:text-align="center"/>
    </style:style>
    <style:style style:name="T23" style:parent-style-name="Bekezdésalapbetűtípusa" style:family="text">
      <style:text-properties fo:font-weight="bold" style:font-weight-asian="bold" fo:color="#FFFFFF"/>
    </style:style>
    <style:style style:name="TableCell24" style:family="table-cell">
      <style:table-cell-properties fo:border="none" style:writing-mode="lr-tb" style:vertical-align="middle" fo:padding-top="0.0208in" fo:padding-left="0.0208in" fo:padding-bottom="0.0208in" fo:padding-right="0.0208in"/>
    </style:style>
    <style:style style:name="P25" style:parent-style-name="Standard" style:family="paragraph">
      <style:text-properties fo:font-size="2pt" style:font-size-asian="2pt" style:font-size-complex="2pt"/>
    </style:style>
    <style:style style:name="TableColumn27" style:family="table-column">
      <style:table-column-properties style:column-width="7.0833in" style:use-optimal-column-width="false"/>
    </style:style>
    <style:style style:name="Table26" style:family="table">
      <style:table-properties style:width="7.083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fo:background-color="#F0F0F0" style:writing-mode="lr-tb" style:vertical-align="middle" fo:padding-top="0in" fo:padding-left="0.0069in" fo:padding-bottom="0in" fo:padding-right="0.0069in"/>
    </style:style>
    <style:style style:name="T30" style:parent-style-name="Bekezdésalapbetűtípusa" style:family="text">
      <style:text-properties fo:font-size="7pt" style:font-size-asian="7pt"/>
    </style:style>
    <style:style style:name="T31" style:parent-style-name="Bekezdésalapbetűtípusa" style:family="text">
      <style:text-properties fo:color="#336699" fo:font-size="7pt" style:font-size-asian="7pt"/>
    </style:style>
    <style:style style:name="T32" style:parent-style-name="Bekezdésalapbetűtípusa" style:family="text">
      <style:text-properties fo:font-size="7pt" style:font-size-asian="7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fo:background-color="#FFFFFF" style:writing-mode="lr-tb" style:vertical-align="middle" fo:padding-top="0in" fo:padding-left="0.0069in" fo:padding-bottom="0in" fo:padding-right="0.0069in"/>
    </style:style>
    <style:style style:name="P35" style:parent-style-name="TableContents" style:family="paragraph">
      <style:paragraph-properties fo:margin-bottom="0in"/>
    </style:style>
    <style:style style:name="P36" style:parent-style-name="TableContents" style:family="paragraph">
      <style:paragraph-properties fo:margin-bottom="0in"/>
    </style:style>
    <style:style style:name="P37" style:parent-style-name="TableContents" style:family="paragraph"/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fo:background-color="#F0F0F0" style:writing-mode="lr-tb" style:vertical-align="middle" fo:padding-top="0in" fo:padding-left="0.0069in" fo:padding-bottom="0in" fo:padding-right="0.0069in"/>
    </style:style>
    <style:style style:name="T40" style:parent-style-name="Bekezdésalapbetűtípusa" style:family="text">
      <style:text-properties fo:font-size="7pt" style:font-size-asian="7pt"/>
    </style:style>
    <style:style style:name="T41" style:parent-style-name="Bekezdésalapbetűtípusa" style:family="text">
      <style:text-properties fo:color="#336699" fo:font-size="7pt" style:font-size-asian="7pt"/>
    </style:style>
    <style:style style:name="T42" style:parent-style-name="Bekezdésalapbetűtípusa" style:family="text">
      <style:text-properties fo:font-size="7pt" style:font-size-asian="7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fo:background-color="#FFFFFF" style:writing-mode="lr-tb" style:vertical-align="middle" fo:padding-top="0in" fo:padding-left="0.0069in" fo:padding-bottom="0in" fo:padding-right="0.0069in"/>
    </style:style>
    <style:style style:name="P45" style:parent-style-name="TableContents" style:family="paragraph">
      <style:paragraph-properties fo:margin-bottom="0in"/>
    </style:style>
    <style:style style:name="P46" style:parent-style-name="TableContents" style:family="paragraph">
      <style:paragraph-properties fo:margin-bottom="0in"/>
    </style:style>
    <style:style style:name="P47" style:parent-style-name="TableContents" style:family="paragraph"/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background-color="#F0F0F0" style:writing-mode="lr-tb" style:vertical-align="middle" fo:padding-top="0in" fo:padding-left="0.0069in" fo:padding-bottom="0in" fo:padding-right="0.0069in"/>
    </style:style>
    <style:style style:name="T50" style:parent-style-name="Bekezdésalapbetűtípusa" style:family="text">
      <style:text-properties fo:font-size="7pt" style:font-size-asian="7pt"/>
    </style:style>
    <style:style style:name="T51" style:parent-style-name="Bekezdésalapbetűtípusa" style:family="text">
      <style:text-properties fo:color="#336699" fo:font-size="7pt" style:font-size-asian="7pt"/>
    </style:style>
    <style:style style:name="T52" style:parent-style-name="Bekezdésalapbetűtípusa" style:family="text">
      <style:text-properties fo:font-size="7pt" style:font-size-asian="7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fo:background-color="#FFFFFF" style:writing-mode="lr-tb" style:vertical-align="middle" fo:padding-top="0in" fo:padding-left="0.0069in" fo:padding-bottom="0in" fo:padding-right="0.0069in"/>
    </style:style>
    <style:style style:name="P55" style:parent-style-name="TableContents" style:family="paragraph">
      <style:paragraph-properties fo:margin-bottom="0in"/>
    </style:style>
    <style:style style:name="P56" style:parent-style-name="TableContents" style:family="paragraph"/>
    <style:style style:name="P57" style:parent-style-name="TableContents" style:family="paragraph">
      <style:paragraph-properties fo:margin-bottom="0in"/>
    </style:style>
    <style:style style:name="P58" style:parent-style-name="TableContents" style:family="paragraph">
      <style:paragraph-properties fo:margin-bottom="0in"/>
    </style:style>
    <style:style style:name="P59" style:parent-style-name="TableContents" style:family="paragraph"/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fo:background-color="#F0F0F0" style:writing-mode="lr-tb" style:vertical-align="middle" fo:padding-top="0in" fo:padding-left="0.0069in" fo:padding-bottom="0in" fo:padding-right="0.0069in"/>
    </style:style>
    <style:style style:name="T62" style:parent-style-name="Bekezdésalapbetűtípusa" style:family="text">
      <style:text-properties fo:font-size="7pt" style:font-size-asian="7pt"/>
    </style:style>
    <style:style style:name="T63" style:parent-style-name="Bekezdésalapbetűtípusa" style:family="text">
      <style:text-properties fo:color="#336699" fo:font-size="7pt" style:font-size-asian="7pt"/>
    </style:style>
    <style:style style:name="T64" style:parent-style-name="Bekezdésalapbetűtípusa" style:family="text">
      <style:text-properties fo:font-size="7pt" style:font-size-asian="7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fo:background-color="#FFFFFF" style:writing-mode="lr-tb" style:vertical-align="middle" fo:padding-top="0in" fo:padding-left="0.0069in" fo:padding-bottom="0in" fo:padding-right="0.0069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fo:background-color="#F0F0F0" style:writing-mode="lr-tb" style:vertical-align="middle" fo:padding-top="0in" fo:padding-left="0.0069in" fo:padding-bottom="0in" fo:padding-right="0.0069in"/>
    </style:style>
    <style:style style:name="T69" style:parent-style-name="Bekezdésalapbetűtípusa" style:family="text">
      <style:text-properties fo:font-size="7pt" style:font-size-asian="7pt"/>
    </style:style>
    <style:style style:name="T70" style:parent-style-name="Bekezdésalapbetűtípusa" style:family="text">
      <style:text-properties fo:color="#336699" fo:font-size="7pt" style:font-size-asian="7pt"/>
    </style:style>
    <style:style style:name="T71" style:parent-style-name="Bekezdésalapbetűtípusa" style:family="text">
      <style:text-properties fo:font-size="7pt" style:font-size-asian="7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fo:background-color="#FFFFFF" style:writing-mode="lr-tb" style:vertical-align="middle" fo:padding-top="0in" fo:padding-left="0.0069in" fo:padding-bottom="0in" fo:padding-right="0.0069in"/>
    </style:style>
    <style:style style:name="P74" style:parent-style-name="TableContents" style:family="paragraph">
      <style:paragraph-properties fo:margin-bottom="0in"/>
    </style:style>
    <style:style style:name="P75" style:parent-style-name="TableContents" style:family="paragraph">
      <style:paragraph-properties fo:margin-bottom="0in"/>
    </style:style>
    <style:style style:name="P76" style:parent-style-name="TableContents" style:family="paragraph">
      <style:paragraph-properties fo:margin-bottom="0in"/>
    </style:style>
    <style:style style:name="P77" style:parent-style-name="TableContents" style:family="paragraph">
      <style:paragraph-properties fo:margin-bottom="0in"/>
    </style:style>
    <style:style style:name="P78" style:parent-style-name="TableContents" style:family="paragraph">
      <style:paragraph-properties fo:margin-bottom="0in"/>
    </style:style>
    <style:style style:name="P79" style:parent-style-name="TableContents" style:family="paragraph"/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fo:background-color="#F0F0F0" style:writing-mode="lr-tb" style:vertical-align="middle" fo:padding-top="0in" fo:padding-left="0.0069in" fo:padding-bottom="0in" fo:padding-right="0.0069in"/>
    </style:style>
    <style:style style:name="T82" style:parent-style-name="Bekezdésalapbetűtípusa" style:family="text">
      <style:text-properties fo:font-size="7pt" style:font-size-asian="7pt"/>
    </style:style>
    <style:style style:name="T83" style:parent-style-name="Bekezdésalapbetűtípusa" style:family="text">
      <style:text-properties fo:color="#336699" fo:font-size="7pt" style:font-size-asian="7pt"/>
    </style:style>
    <style:style style:name="T84" style:parent-style-name="Bekezdésalapbetűtípusa" style:family="text">
      <style:text-properties fo:font-size="7pt" style:font-size-asian="7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fo:background-color="#FFFFFF" style:writing-mode="lr-tb" style:vertical-align="middle" fo:padding-top="0in" fo:padding-left="0.0069in" fo:padding-bottom="0in" fo:padding-right="0.0069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fo:background-color="#F0F0F0" style:writing-mode="lr-tb" style:vertical-align="middle" fo:padding-top="0in" fo:padding-left="0.0069in" fo:padding-bottom="0in" fo:padding-right="0.0069in"/>
    </style:style>
    <style:style style:name="T89" style:parent-style-name="Bekezdésalapbetűtípusa" style:family="text">
      <style:text-properties fo:font-size="7pt" style:font-size-asian="7pt"/>
    </style:style>
    <style:style style:name="T90" style:parent-style-name="Bekezdésalapbetűtípusa" style:family="text">
      <style:text-properties fo:color="#336699" fo:font-size="7pt" style:font-size-asian="7pt"/>
    </style:style>
    <style:style style:name="T91" style:parent-style-name="Bekezdésalapbetűtípusa" style:family="text">
      <style:text-properties fo:font-size="7pt" style:font-size-asian="7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fo:background-color="#FFFFFF" style:writing-mode="lr-tb" style:vertical-align="middle" fo:padding-top="0in" fo:padding-left="0.0069in" fo:padding-bottom="0in" fo:padding-right="0.0069in"/>
    </style:style>
    <style:style style:name="T94" style:parent-style-name="Bekezdésalapbetűtípusa" style:family="text">
      <style:text-properties style:font-name="Arial" fo:color="#555555" fo:font-size="10pt" style:font-size-asian="10pt" style:font-size-complex="10pt" fo:background-color="#FFFFFF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fo:background-color="#F0F0F0" style:writing-mode="lr-tb" style:vertical-align="middle" fo:padding-top="0in" fo:padding-left="0.0069in" fo:padding-bottom="0in" fo:padding-right="0.0069in"/>
    </style:style>
    <style:style style:name="T97" style:parent-style-name="Bekezdésalapbetűtípusa" style:family="text">
      <style:text-properties fo:font-size="7pt" style:font-size-asian="7pt"/>
    </style:style>
    <style:style style:name="T98" style:parent-style-name="Bekezdésalapbetűtípusa" style:family="text">
      <style:text-properties fo:color="#336699" fo:font-size="7pt" style:font-size-asian="7pt"/>
    </style:style>
    <style:style style:name="T99" style:parent-style-name="Bekezdésalapbetűtípusa" style:family="text">
      <style:text-properties fo:font-size="7pt" style:font-size-asian="7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fo:background-color="#FFFFFF" style:writing-mode="lr-tb" style:vertical-align="middle" fo:padding-top="0in" fo:padding-left="0.0069in" fo:padding-bottom="0in" fo:padding-right="0.0069in"/>
    </style:style>
    <style:style style:name="P102" style:parent-style-name="TableContents" style:family="paragraph">
      <style:text-properties fo:font-weight="bold" style:font-weight-asian="bold"/>
    </style:style>
    <style:style style:name="P103" style:parent-style-name="PreformattedText" style:family="paragraph">
      <style:paragraph-properties fo:margin-bottom="0.1965in"/>
    </style:style>
    <style:style style:name="P104" style:parent-style-name="TableContents" style:family="paragraph">
      <style:text-properties fo:font-weight="bold" style:font-weight-asian="bold"/>
    </style:style>
    <style:style style:name="P105" style:parent-style-name="PreformattedText" style:family="paragraph">
      <style:paragraph-properties fo:margin-bottom="0.1965in"/>
    </style:style>
    <style:style style:name="P106" style:parent-style-name="TableContents" style:family="paragraph">
      <style:text-properties fo:font-weight="bold" style:font-weight-asian="bold"/>
    </style:style>
    <style:style style:name="P107" style:parent-style-name="PreformattedText" style:family="paragraph">
      <style:paragraph-properties fo:margin-bottom="0.196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fo:background-color="#F0F0F0" style:writing-mode="lr-tb" style:vertical-align="middle" fo:padding-top="0in" fo:padding-left="0.0069in" fo:padding-bottom="0in" fo:padding-right="0.0069in"/>
    </style:style>
    <style:style style:name="T110" style:parent-style-name="Bekezdésalapbetűtípusa" style:family="text">
      <style:text-properties fo:font-size="7pt" style:font-size-asian="7pt"/>
    </style:style>
    <style:style style:name="T111" style:parent-style-name="Bekezdésalapbetűtípusa" style:family="text">
      <style:text-properties fo:color="#336699" fo:font-size="7pt" style:font-size-asian="7pt"/>
    </style:style>
    <style:style style:name="T112" style:parent-style-name="Bekezdésalapbetűtípusa" style:family="text">
      <style:text-properties fo:font-size="7pt" style:font-size-asian="7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fo:background-color="#FFFFFF" style:writing-mode="lr-tb" style:vertical-align="middle" fo:padding-top="0in" fo:padding-left="0.0069in" fo:padding-bottom="0in" fo:padding-right="0.0069in"/>
    </style:style>
    <style:style style:name="P115" style:parent-style-name="TableContents" style:family="paragraph">
      <style:text-properties fo:font-weight="bold" style:font-weight-asian="bold"/>
    </style:style>
    <style:style style:name="P116" style:parent-style-name="PreformattedText" style:family="paragraph">
      <style:paragraph-properties fo:margin-bottom="0.1965in"/>
    </style:style>
    <style:style style:name="P117" style:parent-style-name="TableContents" style:family="paragraph">
      <style:text-properties fo:font-weight="bold" style:font-weight-asian="bold"/>
    </style:style>
    <style:style style:name="P118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/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 <text:span text:style-name="T9">Description</text:span> </text:p>
          </table:table-cell>
          <table:table-cell table:style-name="TableCell10">
            <text:p text:style-name="TableContents"> </text:p>
          </table:table-cell>
        </table:table-row>
      </table:table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TableContents"><text:bookmark-start text:name="descriptionArea"/><text:bookmark-end text:name="descriptionArea"/>Mikor és hogyan csomagolódik?<text:line-break/>Transaction rollback, new transaction stb.<text:line-break/>Checked, uncheked exception.</text:p>
            <text:p text:style-name="TableContents"/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 <text:span text:style-name="T23">Comments</text:span> </text:p>
          </table:table-cell>
          <table:table-cell table:style-name="TableCell24">
            <text:p text:style-name="TableContents"> </text:p>
          </table:table-cell>
        </table:table-row>
      </table:table>
      <text:p text:style-name="P25"><text:bookmark-start text:name="comment-header-90006"/><text:bookmark-end text:name="comment-header-90006"/>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ableContents">Comment by<text:s/><text:bookmark-start text:name="word_commented_kissv"/><text:bookmark-end text:name="word_commented_kissv"/><text:a xlink:href="https://jira.astron.hu/secure/ViewProfile.jspa?name=kissv" office:target-frame-name="_top" xlink:show="replace">Kiss Viktor</text:a><text:s/><text:span text:style-name="T30">[<text:s/></text:span><text:span text:style-name="T31">2017.06.02</text:span><text:span text:style-name="T32"><text:s/>]</text:span><text:bookmark-start text:name="comment-body-90006"/><text:bookmark-end text:name="comment-body-90006"/></text:p>
          </table:table-cell>
        </table:table-row>
        <table:table-row table:style-name="TableRow33">
          <table:table-cell table:style-name="TableCell34">
            <text:p text:style-name="TableContents">EJB környezetben 3 exceptiont különböztetünk meg:</text:p>
            <text:list text:style-name="LFO1" text:continue-numbering="true">
              <text:list-item>
                <text:p text:style-name="P35">Alkalmazás exception: Üzleti logika végrehajtása közben felmerülő kivételek.</text:p>
              </text:list-item>
              <text:list-item>
                <text:p text:style-name="P36">Rendszer exception: Minden<text:s/>más kivétel, ami nem az üzleti logika miatt keletkezett.</text:p>
              </text:list-item>
              <text:list-item>
                <text:p text:style-name="P37">Error: Önhibánkon kívüli problémák(OutOfMemoryError)<text:bookmark-start text:name="comment-header-90007"/><text:bookmark-end text:name="comment-header-90007"/></text:p>
              </text:list-item>
            </text:list>
          </table:table-cell>
        </table:table-row>
        <table:table-row table:style-name="TableRow38">
          <table:table-cell table:style-name="TableCell39">
            <text:p text:style-name="TableContents">Comment by<text:s/><text:bookmark-start text:name="word_commented_kissv1"/><text:bookmark-end text:name="word_commented_kissv1"/><text:a xlink:href="https://jira.astron.hu/secure/ViewProfile.jspa?name=kissv" office:target-frame-name="_top" xlink:show="replace">Kiss Viktor</text:a><text:s/><text:span text:style-name="T40">[<text:s/></text:span><text:span text:style-name="T41">2017.06.02</text:span><text:span text:style-name="T42"><text:s/>]</text:span><text:bookmark-start text:name="comment-body-90007"/><text:bookmark-end text:name="comment-body-90007"/></text:p>
          </table:table-cell>
        </table:table-row>
        <table:table-row table:style-name="TableRow43">
          <table:table-cell table:style-name="TableCell44">
            <text:p text:style-name="TableContents">Unchecked kivételek: Ezek a<text:s/>java.lang.RuntimeException leszármazottai. Ennek keletkezésekor az a tranzakció, amelyikben kiváltódott, rollbackelődik.<text:line-break/>RuntimeException megdobása esetén a következő műveletek hajtódnak végre az EJB konténerben:</text:p>
            <text:list text:style-name="LFO2" text:continue-numbering="true">
              <text:list-item>
                <text:p text:style-name="P45">Rollbackelődik a tranzakció.</text:p>
              </text:list-item>
              <text:list-item>
                <text:p text:style-name="P46">Eldobja az<text:s/>EJB példányt.</text:p>
              </text:list-item>
              <text:list-item>
                <text:p text:style-name="P47">EJBException-be csomagolva dobja a kivételt a hívónak.<text:bookmark-start text:name="comment-header-90008"/><text:bookmark-end text:name="comment-header-90008"/></text:p>
              </text:list-item>
            </text:list>
          </table:table-cell>
        </table:table-row>
        <table:table-row table:style-name="TableRow48">
          <table:table-cell table:style-name="TableCell49">
            <text:p text:style-name="TableContents">Comment by<text:s/><text:bookmark-start text:name="word_commented_kissv2"/><text:bookmark-end text:name="word_commented_kissv2"/><text:a xlink:href="https://jira.astron.hu/secure/ViewProfile.jspa?name=kissv" office:target-frame-name="_top" xlink:show="replace">Kiss Viktor</text:a><text:s/><text:span text:style-name="T50">[<text:s/></text:span><text:span text:style-name="T51">2017.06.02</text:span><text:span text:style-name="T52"><text:s/>]</text:span><text:bookmark-start text:name="comment-body-90008"/><text:bookmark-end text:name="comment-body-90008"/></text:p>
          </table:table-cell>
        </table:table-row>
        <table:table-row table:style-name="TableRow53">
          <table:table-cell table:style-name="TableCell54">
            <text:p text:style-name="TableContents">Checked kivételek: A java.lang.Exception leszármazottai. Ilyen kivétel keletkezésekor nem rollbackelődik a tranzakció, illetve nem is csomagolja be EJBExceptionbe. Ez egy olyan hiba amelyről a fejlesztő úgy véli vigyázni kell vele, és mindenképp le kell kezelni. Az ilyen kivételek többnyire üzleti logikához kapcsolódnak.<text:line-break/>Az<text:s/>alábbi nevek jellemzőek lehetnek egy ilyen saját exceptionre.</text:p>
            <text:list text:style-name="LFO3" text:continue-numbering="true">
              <text:list-item>
                <text:p text:style-name="P55">BusinessValidationException extends java.lang.Exception</text:p>
              </text:list-item>
              <text:list-item>
                <text:p text:style-name="P56">BusinessLogicException extends java.lang.Exception</text:p>
              </text:list-item>
            </text:list>
            <text:p text:style-name="TableContents">Mivel előfordulhat, hogy ezeknek a kivételeknek a hatására is szeretnénk, ha<text:s/>rollbackelődne a tranzakció, ilyenkor azt tehetjük, hogy az EJB kontextus EjbContext.setRollbackOnly() metódusát hívjuk meg, ez kikényszeríti a rollbacket.ha ezt nem hívjuk meg, akkor a checked kivétel nem okoz rollbacket.</text:p>
            <text:p text:style-name="TableContents">Nem kényelmes, ha checked exceptionoknél mindig meg kell hívni a EjbContext.setRollbackOnly() metódust.Ha elfelejtjük meghívni, akkor adatbázis műveletek commitálódnak, ezzel inkonzisztens állapot alakulhat ki az adatbázisban. Három megoldást lehet erre alkalmazni:</text:p>
            <text:soft-page-break/>
            <text:list text:style-name="LFO4" text:continue-numbering="true">
              <text:list-item>
                <text:p text:style-name="P57">A saját BusinessValidationException osztályunkat származtassuk le a RuntimeExceptionből, és ha ez megdobódik, akkor a tranzakvió autómatikusan rollbackelődik. Az exceptiont becsomagolja egy EJBExceptionbe és úgy dobja tovább.</text:p>
              </text:list-item>
              <text:list-item>
                <text:p text:style-name="P58">A saját BusinessValidationException osztályunkat származtassuk le a RuntimeExceptionből, és helyezzük felé a @ApplicationException(rollback=true) annotációt. Ebben az esetben a keletkezett exceptiont kapja a kliens, nem egy csomagoló exceptiont, és a tranzakció ugyan úgy rollbackelődik. Ha @ApplicationException(rollback=false) annotációt alkalmazunk unchecked kivételekre, akkor ennek megdobása nem fog tranzakció rollbacket okozni.</text:p>
              </text:list-item>
              <text:list-item>
                <text:p text:style-name="P59">A saját BusinessValidationException osztályunkat származtassuk le a java.lang.Exception –ből, és helyezzük felé a @ApplicationException(rollback=true) annotációt.Ebben az esetben ugyan azt az eredményt kapjuk mint az előző pontban, annyi különbséggel,hogy ezzel a megoldással figyelmeztetni tudjuk a klienst az esetleges hibáról(metódus paraméterben kötelezően lekezelendő exception szerepel).<text:bookmark-start text:name="comment-header-90009"/><text:bookmark-end text:name="comment-header-90009"/></text:p>
              </text:list-item>
            </text:list>
          </table:table-cell>
        </table:table-row>
        <text:soft-page-break/>
        <table:table-row table:style-name="TableRow60">
          <table:table-cell table:style-name="TableCell61">
            <text:p text:style-name="TableContents">Comment by<text:s/><text:bookmark-start text:name="word_commented_kissv3"/><text:bookmark-end text:name="word_commented_kissv3"/><text:a xlink:href="https://jira.astron.hu/secure/ViewProfile.jspa?name=kissv" office:target-frame-name="_top" xlink:show="replace">Kiss Viktor</text:a><text:s/><text:span text:style-name="T62">[<text:s/></text:span><text:span text:style-name="T63">2017.06.02</text:span><text:span text:style-name="T64"><text:s/>]</text:span><text:bookmark-start text:name="comment-body-90009"/><text:bookmark-end text:name="comment-body-90009"/></text:p>
          </table:table-cell>
        </table:table-row>
        <table:table-row table:style-name="TableRow65">
          <table:table-cell table:style-name="TableCell66">
            <text:p text:style-name="TableContents">Kivételek becsomagolása: Az EJB konténer a keletkezett kivételeket sok esetben becsomagolva dobja meg a hívó felé. Ez a becsomagolás csak unchecked kivételek esetében történik meg. A becsomagolás történhet javax.ejb.EJBException vagy javax.ejb.EJBTransactionRolledbackException kivételosztályok egyikébe. Ha a hívó metódus ugyan abban a tranzakcióban van, mint amit meghívtunk, akkor javax.ejb.EJBTransactionRolledbackException-ba csomagolja a kivételt(Például NullPointerException-t), viszont<text:s/>ha a hívó másik tranzakcióban van(a metódus a @TransactionAttribute(TransactionAttributeType.REQUIRES_NEW) annotációval van ellátva), akkor EJBExceptionbe csomagolva kapja meg a hívó fél a kivételt.<text:bookmark-start text:name="comment-header-90015"/><text:bookmark-end text:name="comment-header-90015"/></text:p>
          </table:table-cell>
        </table:table-row>
        <table:table-row table:style-name="TableRow67">
          <table:table-cell table:style-name="TableCell68">
            <text:p text:style-name="TableContents">Comment by<text:s/><text:bookmark-start text:name="word_commented_kissv4"/><text:bookmark-end text:name="word_commented_kissv4"/><text:a xlink:href="https://jira.astron.hu/secure/ViewProfile.jspa?name=kissv" office:target-frame-name="_top" xlink:show="replace">Kiss Viktor</text:a><text:s/><text:span text:style-name="T69">[<text:s/></text:span><text:span text:style-name="T70">2017.06.02</text:span><text:span text:style-name="T71"><text:s/>]</text:span><text:bookmark-start text:name="comment-body-90015"/><text:bookmark-end text:name="comment-body-90015"/></text:p>
          </table:table-cell>
        </table:table-row>
        <table:table-row table:style-name="TableRow72">
          <table:table-cell table:style-name="TableCell73">
            <text:p text:style-name="TableContents">Kivételosztályok leszármazási hierarchiája:</text:p>
            <text:list text:style-name="LFO5" text:continue-numbering="true">
              <text:list-item>
                <text:p text:style-name="P74">java.lang.Object</text:p>
              </text:list-item>
              <text:list-item>
                <text:p text:style-name="P75">java.lang.Throwable</text:p>
              </text:list-item>
              <text:list-item>
                <text:p text:style-name="P76">java.lang.Exception</text:p>
              </text:list-item>
              <text:list-item>
                <text:p text:style-name="P77">java.lang.RuntimeException</text:p>
              </text:list-item>
              <text:list-item>
                <text:p text:style-name="P78">java.ejb.EJBException</text:p>
              </text:list-item>
              <text:list-item>
                <text:p text:style-name="P79">java.ejb.EJBTransactionRolledbackException</text:p>
              </text:list-item>
            </text:list>
            <text:p text:style-name="TableContents">A hierarchiából látszik, hogy az java.ejb.EJBTransactionRolledbackException a java.ejb.EJBException leszármazottja, így hibakezelésnél erre érdemes odafigyelni, hisz EJBExceptionnel elkapjuk az EJBTransactionRolledbackException-öket is.<text:bookmark-start text:name="comment-header-90016"/><text:bookmark-end text:name="comment-header-90016"/></text:p>
          </table:table-cell>
        </table:table-row>
        <table:table-row table:style-name="TableRow80">
          <table:table-cell table:style-name="TableCell81">
            <text:p text:style-name="TableContents">Comment by<text:s/><text:bookmark-start text:name="word_commented_kissv5"/><text:bookmark-end text:name="word_commented_kissv5"/><text:a xlink:href="https://jira.astron.hu/secure/ViewProfile.jspa?name=kissv" office:target-frame-name="_top" xlink:show="replace">Kiss Viktor</text:a><text:s/><text:span text:style-name="T82">[<text:s/></text:span><text:span text:style-name="T83">2017.06.02</text:span><text:span text:style-name="T84"><text:s/>]</text:span><text:bookmark-start text:name="comment-body-90016"/><text:bookmark-end text:name="comment-body-90016"/></text:p>
          </table:table-cell>
        </table:table-row>
        <table:table-row table:style-name="TableRow85">
          <table:table-cell table:style-name="TableCell86">
            <text:p text:style-name="TableContents">A link, ami a kidolgozott anyag gyökerét adta:<text:s/><text:a xlink:href="http://palkonyves.blogspot.hu/2013/04/exceptions-and-transactions-in-ejb.html" office:target-frame-name="_top" xlink:show="replace">http://palkonyves.blogspot.hu/2013/04/exceptions-and-transactions-in-ejb.html</text:a><text:bookmark-start text:name="comment-header-90100"/><text:bookmark-end text:name="comment-header-90100"/></text:p>
          </table:table-cell>
        </table:table-row>
        <table:table-row table:style-name="TableRow87">
          <table:table-cell table:style-name="TableCell88">
            <text:p text:style-name="TableContents">Comment by<text:s/><text:bookmark-start text:name="word_commented_kissv6"/><text:bookmark-end text:name="word_commented_kissv6"/><text:a xlink:href="https://jira.astron.hu/secure/ViewProfile.jspa?name=kissv" office:target-frame-name="_top" xlink:show="replace">Kiss Viktor</text:a><text:s/><text:span text:style-name="T89">[<text:s/></text:span><text:span text:style-name="T90">2017.06.06</text:span><text:span text:style-name="T91"><text:s/>]</text:span><text:bookmark-start text:name="comment-body-90100"/><text:bookmark-end text:name="comment-body-90100"/></text:p>
          </table:table-cell>
        </table:table-row>
        <table:table-row table:style-name="TableRow92">
          <table:table-cell table:style-name="TableCell93">
            <text:p text:style-name="TableContents">Web réteg és EJB réteg közötti hibakezelés: Hasonló a működése az EJB - EJB réteg közöttire, ha az EJB metódus unchecked kivételt dob, akkor rollbackelődik a tranzakió, ha pedig checked kivételt, akkor pedig nem rollbackelődik az EJB tranzakció.<text:bookmark-start text:name="comment-header-90101"/><text:bookmark-end text:name="comment-header-90101"/><text:s/><text:span text:style-name="T94">A bean a servletnek EJBException-t dob unchecked kivétel esetén, tehát a konténer külön tranzakciónak tekinti őket.</text:span></text:p>
          </table:table-cell>
        </table:table-row>
        <text:soft-page-break/>
        <table:table-row table:style-name="TableRow95">
          <table:table-cell table:style-name="TableCell96">
            <text:p text:style-name="TableContents">Comment by<text:s/><text:bookmark-start text:name="word_commented_kissv7"/><text:bookmark-end text:name="word_commented_kissv7"/><text:a xlink:href="https://jira.astron.hu/secure/ViewProfile.jspa?name=kissv" office:target-frame-name="_top" xlink:show="replace">Kiss Viktor</text:a><text:s/><text:span text:style-name="T97">[<text:s/></text:span><text:span text:style-name="T98">2017.06.06</text:span><text:span text:style-name="T99"><text:s/>]</text:span><text:bookmark-start text:name="comment-body-90101"/><text:bookmark-end text:name="comment-body-90101"/></text:p>
          </table:table-cell>
        </table:table-row>
        <table:table-row table:style-name="TableRow100">
          <table:table-cell table:style-name="TableCell101">
            <text:p text:style-name="TableContents">Kérdés: Mi fog történni az addKifPlan metódus hívás hatására(A Facade ugyan abban a tranzakcióban van, mint a PersistenceManager)?</text:p>
            <text:p text:style-name="P102">Facade.java</text:p>
            <text:p text:style-name="PreformattedText">@Override</text:p>
            <text:p text:style-name="PreformattedText"><text:s text:c="4"/>public Long addKifPlan(KifPlanDTO kifPlanDTO){</text:p>
            <text:p text:style-name="PreformattedText"><text:s text:c="8"/>KifPlan kifPlan = kifPlanDTOConverter.convertToEntity(kifPlanDTO);</text:p>
            <text:p text:style-name="PreformattedText"><text:s text:c="8"/>kifPlan.setSavedBy(userService.getLoggedInUser());</text:p>
            <text:p text:style-name="PreformattedText"><text:s text:c="8"/>kifPlan.setSavedAt(dateService.getCurrentDate());</text:p>
            <text:p text:style-name="PreformattedText"><text:s text:c="8"/>try{</text:p>
            <text:p text:style-name="PreformattedText"><text:s text:c="16"/>kifPlanPM.exceptionPersist(kifPlan);</text:p>
            <text:p text:style-name="PreformattedText"><text:s text:c="8"/>}catch(NewException e){</text:p>
            <text:p text:style-name="PreformattedText"/>
            <text:p text:style-name="PreformattedText"><text:s text:c="8"/>}</text:p>
            <text:p text:style-name="PreformattedText"><text:s text:c="8"/>kifPlanPM.persist(kifPlan);</text:p>
            <text:p text:style-name="PreformattedText"><text:s text:c="8"/>return kifPlan.getId();</text:p>
            <text:p text:style-name="P103"><text:s text:c="4"/>}</text:p>
            <text:p text:style-name="P104">Persistencemanager.java</text:p>
            <text:p text:style-name="PreformattedText">@Override</text:p>
            <text:p text:style-name="PreformattedText"><text:s text:c="4"/>public void<text:s/>exceptionPersist(KifPlan kifPlan){</text:p>
            <text:p text:style-name="PreformattedText"><text:s text:c="11"/>persist(kifPlan);</text:p>
            <text:p text:style-name="PreformattedText"><text:s text:c="11"/>throw new NewException();</text:p>
            <text:p text:style-name="P105"><text:s text:c="4"/>}</text:p>
            <text:p text:style-name="P106">NewException.java</text:p>
            <text:p text:style-name="PreformattedText">@ApplicationException(rollback = false)</text:p>
            <text:p text:style-name="PreformattedText">public class NewException extends RuntimeException{</text:p>
            <text:p text:style-name="PreformattedText"/>
            <text:p text:style-name="P107">}</text:p>
            <text:p text:style-name="TableContents">Válasz: Az exceptionPersist metódushívás unchecked kivételt dob, így hiába kapjuk el a Facadeban a kivételt, attól még a tranzakció rollbackelődik, ls a későbbi persist metódushívásnak már nem lesz létező adatbázis kapcsolata.<text:bookmark-start text:name="comment-header-90102"/><text:bookmark-end text:name="comment-header-90102"/></text:p>
          </table:table-cell>
        </table:table-row>
        <table:table-row table:style-name="TableRow108">
          <table:table-cell table:style-name="TableCell109">
            <text:p text:style-name="TableContents">Comment by<text:s/><text:bookmark-start text:name="word_commented_kissv8"/><text:bookmark-end text:name="word_commented_kissv8"/><text:a xlink:href="https://jira.astron.hu/secure/ViewProfile.jspa?name=kissv" office:target-frame-name="_top" xlink:show="replace">Kiss Viktor</text:a><text:s/><text:span text:style-name="T110">[<text:s/></text:span><text:span text:style-name="T111">2017.06.06</text:span><text:span text:style-name="T112"><text:s/>]</text:span><text:bookmark-start text:name="comment-body-90102"/><text:bookmark-end text:name="comment-body-90102"/></text:p>
          </table:table-cell>
        </table:table-row>
        <table:table-row table:style-name="TableRow113">
          <table:table-cell table:style-name="TableCell114">
            <text:p text:style-name="TableContents">Kérdés: Mi történik, ha a Facade metódus meghívódik(a Facade és a PersistenceManager ugyan abban a tranzakcióban vannak)?</text:p>
            <text:p text:style-name="P115">Facade.java</text:p>
            <text:p text:style-name="PreformattedText">@Override</text:p>
            <text:p text:style-name="PreformattedText"><text:s text:c="4"/>public<text:s/>Long addKifPlan(KifPlanDTO kifPlanDTO){</text:p>
            <text:p text:style-name="PreformattedText"><text:s text:c="8"/>KifPlan kifPlan = kifPlanDTOConverter.convertToEntity(kifPlanDTO);</text:p>
            <text:p text:style-name="PreformattedText"><text:s text:c="8"/>kifPlan.setSavedBy(userService.getLoggedInUser());</text:p>
            <text:p text:style-name="PreformattedText"><text:s text:c="8"/>kifPlan.setSavedAt(dateService.getCurrentDate());</text:p>
            <text:p text:style-name="PreformattedText"><text:s text:c="8"/>try{</text:p>
            <text:p text:style-name="PreformattedText"><text:s text:c="10"/><text:s text:c="6"/>kifPlanPM.exceptionPersist(kifPlan);</text:p>
            <text:soft-page-break/>
            <text:p text:style-name="PreformattedText"><text:s text:c="8"/>}catch(Exception e){</text:p>
            <text:p text:style-name="PreformattedText"><text:s text:c="15"/>e.printStackTrace();</text:p>
            <text:p text:style-name="PreformattedText"><text:s text:c="8"/>}</text:p>
            <text:p text:style-name="PreformattedText"><text:s text:c="8"/>return kifPlan.getId();</text:p>
            <text:p text:style-name="P116"><text:s text:c="4"/>}</text:p>
            <text:p text:style-name="P117">Persistencemanager.java</text:p>
            <text:p text:style-name="PreformattedText"><text:s text:c="4"/>public void exceptionPersist(KifPlan kifPlan) throws Exception{</text:p>
            <text:p text:style-name="PreformattedText"><text:s text:c="12"/>persist(kifPlan);</text:p>
            <text:p text:style-name="PreformattedText"><text:s text:c="12"/>throw new Exception();</text:p>
            <text:p text:style-name="P118"><text:s text:c="4"/>}</text:p>
            <text:p text:style-name="TableContents">Válasz: A exceptionPersist metódus tranzakciója nem rollbackelődik, hisz ez checked kivétel, tehát lementette az entitást az adatbázisba, de attól a Facadenak megdobta az Exception kivételt.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horndale" svg:font-family="Thorndale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lbany" svg:font-family="Albany" style:font-family-generic="swiss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Thorndale" style:font-name-asian="Thorndale" style:font-name-complex="Thorndale" fo:font-weight="bold" style:font-weight-asian="bold" style:font-weight-complex="bold" fo:font-size="24pt" style:font-size-asian="24pt" style:font-size-complex="22pt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SimSun" style:font-name-complex="Arial" fo:font-weight="bold" style:font-weight-asian="bold" style:font-weight-complex="bold" style:font-size-complex="14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Albany" style:font-name-asian="Albany" style:font-name-complex="Albany" fo:font-size="14pt" style:font-size-asian="14pt" style:font-size-complex="13pt" fo:hyphenate="false"/>
    </style:style>
    <style:style style:name="Textbody" style:display-name="Text body" style:family="paragraph" style:parent-style-name="Standard">
      <style:paragraph-properties fo:margin-bottom="0.1965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fo:margin-bottom="0.1965in"/>
      <style:text-properties fo:font-size="6pt" style:font-size-asian="6pt" fo:hyphenate="false"/>
    </style:style>
    <style:style style:name="Sender" style:display-name="Sender" style:family="paragraph" style:parent-style-name="Standard">
      <style:text-properties fo:font-style="italic" style:font-style-asian="italic"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Élőláb" style:display-name="Élőláb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Élőfej" style:display-name="Élőfej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EndnoteSymbol" style:display-name="Endnote Symbol" style:family="text"/>
    <style:style style:name="FootnoteSymbol" style:display-name="Foot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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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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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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[#BEL-130] Exception kezelés EJB konténerben</dc:title>
    <dc:creator>Kiss</dc:creator>
    <meta:creation-date>2017-07-06T15:41:00Z</meta:creation-date>
    <dc:date>2017-07-06T15:41:00Z</dc:date>
    <meta:template xlink:href="Normal" xlink:type="simple"/>
    <meta:editing-cycles>2</meta:editing-cycles>
    <meta:editing-duration>PT360S</meta:editing-duration>
    <meta:document-statistic meta:page-count="4" meta:paragraph-count="15" meta:word-count="962" meta:character-count="7592" meta:row-count="55" meta:non-whitespace-character-count="6645"/>
  </office:meta>
</office:document-meta>
</file>